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gif" manifest:full-path="Pictures/100002000000000E00000007CC5BB5A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8000" draw:fill-color="#355e00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78.8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gradient" draw:fill-gradient-name="Linear_20_Blue6" draw:opacity="100%" draw:textarea-horizontal-align="justify" draw:textarea-vertical-align="middle" draw:auto-grow-height="false" draw:shadow-opacity="100%"/>
    </style:style>
    <style:style style:name="gr5" style:family="graphic" style:parent-style-name="standard" style:list-style-name="L2">
      <style:graphic-properties draw:stroke="none" draw:fill="none" fo:min-height="6.75cm"/>
    </style:style>
    <style:style style:name="gr6" style:family="graphic" style:parent-style-name="standard">
      <style:graphic-properties draw:fill="gradient" draw:fill-gradient-name="Linear_20_Blue6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2.057cm" fo:padding-top="0.225cm" fo:padding-bottom="0.225cm" fo:padding-left="0.35cm" fo:padding-right="0.35cm" fo:wrap-option="wrap"/>
    </style:style>
    <style:style style:name="gr8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1.845cm" fo:padding-top="0.225cm" fo:padding-bottom="0.225cm" fo:padding-left="0.35cm" fo:padding-right="0.35cm" fo:wrap-option="wrap"/>
    </style:style>
    <style:style style:name="gr9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2.957cm" fo:padding-top="0.225cm" fo:padding-bottom="0.225cm" fo:padding-left="0.35cm" fo:padding-right="0.35cm" fo:wrap-option="wrap"/>
    </style:style>
    <style:style style:name="gr10" style:family="graphic" style:parent-style-name="standard">
      <style:graphic-properties draw:stroke="dash" draw:stroke-dash="Ultrafine_20_Dashed" svg:stroke-width="0cm" draw:marker-start-width="0.3cm" draw:marker-end-width="0.3cm" draw:fill-color="#ffffcc" draw:textarea-horizontal-align="justify" draw:textarea-vertical-align="middle" draw:auto-grow-height="true" fo:min-height="2.53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padding-top="0.225cm" fo:padding-bottom="0.225cm" fo:padding-left="0.35cm" fo:padding-right="0.35cm" fo:wrap-option="wrap"/>
    </style:style>
    <style:style style:name="gr12" style:family="graphic" style:parent-style-name="standard">
      <style:graphic-properties draw:stroke="dash" draw:stroke-dash="Fine_20_Dashed_20__28_var_29_" draw:fill-color="#ffffcc" draw:textarea-horizontal-align="justify" draw:textarea-vertical-align="middle" draw:auto-grow-height="true" fo:min-height="0.987cm" fo:wrap-option="wrap"/>
    </style:style>
    <style:style style:name="gr13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2.493cm" fo:padding-top="0.225cm" fo:padding-bottom="0.225cm" fo:padding-left="0.35cm" fo:padding-right="0.35cm" fo:wrap-option="wrap"/>
    </style:style>
    <style:style style:name="gr14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3.945cm" fo:padding-top="0.225cm" fo:padding-bottom="0.225cm" fo:padding-left="0.35cm" fo:padding-right="0.35cm" fo:wrap-option="wrap"/>
    </style:style>
    <style:style style:name="gr15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391cm" fo:padding-top="0.225cm" fo:padding-bottom="0.225cm" fo:padding-left="0.35cm" fo:padding-right="0.35cm" fo:wrap-option="wrap"/>
    </style:style>
    <style:style style:name="gr16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2.809cm" fo:padding-top="0.225cm" fo:padding-bottom="0.225cm" fo:padding-left="0.35cm" fo:padding-right="0.35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P3" style:family="paragraph">
      <style:text-properties fo:color="#ffffff" fo:font-family="'DejaVu LGC Serif'" style:font-family-generic="roman" style:font-pitch="variable" fo:font-size="72pt" style:font-size-asian="72pt" style:font-size-complex="72pt"/>
    </style:style>
    <style:style style:name="P4" style:family="paragraph">
      <style:text-properties fo:font-family="'DejaVu LGC Serif'" style:font-family-generic="roman" style:font-pitch="variable" fo:font-size="66pt" style:font-size-asian="66pt" style:font-size-complex="66pt"/>
    </style:style>
    <style:style style:name="P5" style:family="paragraph">
      <style:text-properties fo:color="#ffffff" fo:font-family="'DejaVu LGC Serif'" style:font-family-generic="roman" style:font-pitch="variable" fo:font-size="66pt" style:font-size-asian="66pt" style:font-size-complex="66pt"/>
    </style:style>
    <style:style style:name="P6" style:family="paragraph">
      <style:paragraph-properties fo:text-align="center"/>
      <style:text-properties fo:font-family="'DejaVu LGC Serif'" style:font-family-generic="roman" style:font-pitch="variable"/>
    </style:style>
    <style:style style:name="P7" style:family="paragraph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8" style:family="paragraph">
      <style:paragraph-properties fo:margin-left="0cm" fo:margin-right="0cm" fo:margin-top="0.3cm" fo:margin-bottom="0.3cm" fo:line-height="100%" fo:text-align="justify" fo:text-indent="0cm"/>
      <style:text-properties style:use-window-font-color="true" style:text-outline="false" style:text-line-through-style="none" fo:font-family="'DejaVu LGC Serif'" style:font-family-generic="roman" style:font-pitch="variable" fo:font-size="24pt" fo:font-style="normal" fo:text-shadow="none" style:text-underline-style="none" fo:font-weight="normal" style:letter-kerning="true" style:font-family-asian="'DejaVu LGC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justify"/>
      <style:text-properties fo:font-family="'DejaVu LGC Serif'" style:font-family-generic="roman" style:font-pitch="variable" fo:font-size="24pt" style:font-size-asian="24pt" style:font-size-complex="24pt"/>
    </style:style>
    <style:style style:name="P10" style:family="paragraph">
      <style:text-properties fo:font-family="'DejaVu LGC Serif'" style:font-family-generic="roman" style:font-pitch="variable" fo:font-size="36pt" style:font-size-asian="36pt" style:font-size-complex="36pt"/>
    </style:style>
    <style:style style:name="P11" style:family="paragraph">
      <style:text-properties fo:font-family="'DejaVu LGC Serif'" style:font-family-generic="roman" style:font-pitch="variable"/>
    </style:style>
    <style:style style:name="P12" style:family="paragraph">
      <style:paragraph-properties fo:text-align="center"/>
      <style:text-properties fo:font-family="'DejaVu LGC Serif Condensed'" style:font-family-generic="roman" style:font-pitch="variable" fo:font-size="24pt" style:font-size-asian="24pt" style:font-size-complex="24pt"/>
    </style:style>
    <style:style style:name="P13" style:family="paragraph">
      <style:paragraph-properties fo:text-align="center"/>
      <style:text-properties fo:font-family="'DejaVu LGC Serif'" style:font-family-generic="roman" style:font-pitch="variable" fo:font-size="24pt" style:font-size-asian="24pt" style:font-size-complex="24pt"/>
    </style:style>
    <style:style style:name="T1" style:family="text">
      <style:text-properties fo:font-family="'DejaVu LGC Serif'" style:font-family-generic="roman" style:font-pitch="variable" fo:font-weight="bold" style:font-weight-asian="bold" style:font-weight-complex="bold"/>
    </style:style>
    <style:style style:name="T2" style:family="text">
      <style:text-properties fo:color="#ffffff" fo:font-family="'DejaVu LGC Serif'" style:font-family-generic="roman" style:font-pitch="variable" fo:font-size="72pt" style:font-size-asian="72pt" style:font-size-complex="72pt"/>
    </style:style>
    <style:style style:name="T3" style:family="text">
      <style:text-properties fo:color="#ffffff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family="'DejaVu LGC Serif Condensed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E00000007CC5BB5AB.gif" xlink:type="simple" xlink:show="embed" xlink:actuate="onLoad">
        <style:list-level-properties text:min-label-width="1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0.6cm" text:min-label-width="1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2cm" text:min-label-width="1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1.8cm" text:min-label-width="1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2.4cm" text:min-label-width="1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cm" text:min-label-width="1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3.6cm" text:min-label-width="1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4.2cm" text:min-label-width="1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4.8cm" text:min-label-width="1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5.4cm" text:min-label-width="1cm" style:vertical-pos="middle" style:vertical-rel="line" fo:width="0.37cm" fo:height="0.185cm"/>
      </text:list-level-style-image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2.1cm" svg:height="17.14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0.83cm" svg:height="6.221cm" svg:x="2.27cm" svg:y="1.635cm">
          <draw:text-box>
            <text:p text:style-name="P2"><text:span text:style-name="T1">Sharing statistics for SPARQL Federation optimization, with emphasis on benchmark quality</text:span></text:p>
          </draw:text-box>
        </draw:frame>
        <draw:frame draw:style-name="gr3" draw:text-style-name="P3" draw:layer="layout" svg:width="46.959cm" svg:height="3.21cm" svg:x="18.145cm" svg:y="8.62cm">
          <draw:text-box>
            <text:p><text:span text:style-name="T2">Kjetil Kjernsmo &lt;kjekje@ifi.uio.no&gt;</text:span></text:p>
          </draw:text-box>
        </draw:frame>
        <draw:frame draw:style-name="gr3" draw:text-style-name="P5" draw:layer="layout" svg:width="64.121cm" svg:height="2.965cm" svg:x="10.539cm" svg:y="13.275cm">
          <draw:text-box>
            <text:p text:style-name="P4"><text:span text:style-name="T3">Department of Informatics, University of Oslo, Norway</text:span></text:p>
          </draw:text-box>
        </draw:frame>
        <draw:custom-shape draw:style-name="gr4" draw:text-style-name="P6" draw:layer="layout" svg:width="37.5cm" svg:height="35.333cm" svg:x="43cm" svg:y="31cm">
          <text:p/>
          <draw:enhanced-geometry svg:viewBox="0 0 21600 21600" draw:path-stretchpoint-x="10800" draw:path-stretchpoint-y="10800" draw:text-areas="?f3 ?f4 ?f5 ?f6" draw:extrusion="true" draw:type="round-rectangle" draw:modifiers="1281.304126337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17.507cm" svg:height="1.746cm" svg:x="3cm" svg:y="19.254cm">
          <draw:text-box>
            <text:p text:style-name="P7"><text:span text:style-name="T4">Expected contributions:</text:span></text:p>
          </draw:text-box>
        </draw:frame>
        <draw:frame draw:style-name="gr5" draw:text-style-name="P9" draw:layer="layout" svg:width="69.5cm" svg:height="8.653cm" svg:x="3cm" svg:y="21.5cm">
          <draw:text-box>
            <text:list text:style-name="L2">
              <text:list-item>
                <text:p text:style-name="P8"><text:span text:style-name="T5">Benchmarks that are able to cover all realistic performance-influencing parameters for SPARQL engines and make it possible to weigh different parameters, as well as quantify unexplained differences. </text:span></text:p>
              </text:list-item>
              <text:list-item>
                <text:p text:style-name="P8"><text:span text:style-name="T5">To assist optimization, enable endpoint service descriptions to expose:</text:span></text:p>
                <text:list>
                  <text:list-item>
                    <text:p text:style-name="P8"><text:span text:style-name="T5">performance characteristics,</text:span></text:p>
                  </text:list-item>
                  <text:list-item>
                    <text:p text:style-name="P8"><text:span text:style-name="T5">statistical digests of data that are optimized with respect to size and query performance.</text:span></text:p>
                  </text:list-item>
                </text:list>
              </text:list-item>
              <text:list-item>
                <text:p text:style-name="P8"><text:span text:style-name="T5">SPARQL engine developers can use the benchmark to reliably quantify unexpected adverse effects from a given modification.</text:span></text:p>
              </text:list-item>
              <text:list-item>
                <text:p text:style-name="P8"><text:span text:style-name="T5">New SPARQL engine users can identify key differences between different engines, and therefore be able to more wisely choose engine to use.</text:span></text:p>
              </text:list-item>
            </text:list>
          </draw:text-box>
        </draw:frame>
        <draw:frame draw:style-name="gr3" draw:text-style-name="P10" draw:layer="layout" svg:width="22.596cm" svg:height="1.729cm" svg:x="45.5cm" svg:y="31.271cm">
          <draw:text-box>
            <text:p text:style-name="P10"><text:span text:style-name="T6">Statistical digest and optimization</text:span></text:p>
          </draw:text-box>
        </draw:frame>
        <draw:custom-shape draw:style-name="gr6" draw:text-style-name="P6" draw:layer="layout" svg:width="38cm" svg:height="35.5cm" svg:x="3cm" svg:y="31cm">
          <text:p/>
          <draw:enhanced-geometry svg:viewBox="0 0 21600 21600" draw:path-stretchpoint-x="10800" draw:path-stretchpoint-y="10800" draw:text-areas="?f3 ?f4 ?f5 ?f6" draw:extrusion="true" draw:type="round-rectangle" draw:modifiers="1233.9032703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0" draw:layer="layout" svg:width="15.171cm" svg:height="1.729cm" svg:x="4.829cm" svg:y="31.271cm">
          <draw:text-box>
            <text:p text:style-name="P11"><text:span text:style-name="T6">Design of Experiments</text:span></text:p>
          </draw:text-box>
        </draw:frame>
        <draw:custom-shape draw:style-name="gr7" draw:text-style-name="P12" draw:layer="layout" svg:width="13.5cm" svg:height="4.819cm" svg:x="9cm" svg:y="35.319cm">
          <text:p text:style-name="P12">Reimplement DBPedia SPARQL Benchmark (Morsey et al)</text:p>
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</draw:custom-shape>
        <draw:custom-shape draw:style-name="gr8" draw:text-style-name="P13" draw:layer="layout" svg:width="12cm" svg:height="3.425cm" svg:x="10.5cm" svg:y="42.306cm">
          <text:p text:style-name="P6"><text:span text:style-name="T7">Use current state of </text:span></text:p>
          <text:p text:style-name="P6"><text:span text:style-name="T7">the art in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16cm" svg:height="4.817cm" svg:x="10.5cm" svg:y="59.592cm">
          <text:p text:style-name="P6"><text:span text:style-name="T7">Expose Benchmark Results</text:span></text:p>
          <text:p text:style-name="P6"><text:span text:style-name="T7">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10cm" svg:height="4.537cm" svg:x="27.5cm" svg:y="46.266cm">
          <text:p text:style-name="P6"><text:span text:style-name="T7">Assessment of unexpected </text:span></text:p>
          <text:p text:style-name="P6"><text:span text:style-name="T7">side-effects</text:span></text:p>
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11" draw:text-style-name="P13" draw:layer="layout" svg:width="10.5cm" svg:height="3.425cm" svg:x="24cm" svg:y="52.788cm">
          <text:p text:style-name="P6"><text:span text:style-name="T7">Identify key differe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12cm" svg:height="1.747cm" svg:x="3cm" svg:y="49cm">
          <text:p text:style-name="P6"><text:span text:style-name="T7">Full statistical stud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14.5cm" svg:height="4.161cm" svg:x="56cm" svg:y="35.839cm">
          <text:p text:style-name="P6"><text:span text:style-name="T7">Selectivity estimation in the non-federated c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1.5cm" svg:height="6.213cm" svg:x="47.948cm" svg:y="47.403cm">
          <text:p text:style-name="P13"><text:span text:style-name="T7">Bayesian networks / Probabilistic Relational Models, 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9cm" svg:height="3.425cm" svg:x="67cm" svg:y="48.575cm">
          <text:p text:style-name="P6"><text:span text:style-name="T7">Parameterized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12.5cm" svg:height="4.821cm" svg:x="56.5cm" svg:y="59cm">
          <text:p text:style-name="P6"><text:span text:style-name="T7">Exposure of statistical digest 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Blue6" draw:display-name="Linear Blue6" draw:style="linear" draw:start-color="#0099ff" draw:end-color="#e6e6ff" draw:start-intensity="100%" draw:end-intensity="100%" draw:angle="270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5-14T13:39:05</meta:creation-date>
    <dc:date>2012-05-15T22:53:38</dc:date>
    <dc:creator>Kjetil Kjernsmo</dc:creator>
    <meta:editing-duration>PT33H14M34S</meta:editing-duration>
    <meta:editing-cycles>8</meta:editing-cycles>
    <meta:generator>OpenOffice.org/3.1$Unix OpenOffice.org_project/310m19$Build-9420</meta:generator>
    <meta:document-statistic meta:object-count="20"/>
  </office:meta>
</office:document-meta>
</file>